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1.9417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laser_beam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Assets/2D/laser.png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table:number-columns-repeated="1010"/>
        </table:table-row>
        <table:table-row table:style-name="ro1">
          <table:table-cell office:value-type="string">
            <text:p>laser_blue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string">
            <text:p>Assets/2D/laser_blue.png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explosion_S_blue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fireball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Assets/2D/fireball.png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xplosion_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fireball_blue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Assets/2D/fireball_blue.png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xplosion_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fireball_slalom1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Assets/2D/fireball.png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xplosion_S</text:p>
          </table:table-cell>
          <table:table-cell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fireball_slalom2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Assets/2D/fireball.png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explosion_S</text:p>
          </table:table-cell>
          <table:table-cell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3-10T23:20:08</dc:date>
    <meta:editing-duration>PT15S</meta:editing-duration>
    <meta:editing-cycles>1</meta:editing-cycles>
    <meta:document-statistic meta:table-count="1" meta:cell-count="98" meta:object-count="0"/>
  </office:meta>
</office:document-meta>
</file>